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1:.B24])" office:value-type="float" office:value="0" calcext:value-type="float">
            <text:p>0</text:p>
          </table:table-cell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27:.B85])" office:value-type="float" office:value="0" calcext:value-type="float">
            <text:p>0</text:p>
          </table:table-cell>
        </table:table-row>
        <table:table-row table:style-name="ro1" table:number-rows-repeated="5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88:.B113])" office:value-type="float" office:value="0" calcext:value-type="float">
            <text:p>0</text:p>
          </table:table-cell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116:.B142])" office:value-type="float" office:value="0" calcext:value-type="float">
            <text:p>0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145:.B209])" office:value-type="float" office:value="0" calcext:value-type="float">
            <text:p>0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212:.B228])" office:value-type="float" office:value="0" calcext:value-type="float">
            <text:p>0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231:.B252])"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255:.B300]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303:.B378])" office:value-type="float" office:value="0" calcext:value-type="float">
            <text:p>0</text:p>
          </table:table-cell>
        </table:table-row>
        <table:table-row table:style-name="ro1" table:number-rows-repeated="7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=</text:p>
          </table:table-cell>
          <table:table-cell table:formula="of:=SUM([.B381:.B419])" office:value-type="float" office:value="0" calcext:value-type="float">
            <text:p>0</text:p>
          </table:table-cell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 media=</text:p>
          </table:table-cell>
          <table:table-cell table:formula="of:=SUM([.E1:.E419])/10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Var=</text:p>
          </table:table-cell>
          <table:table-cell table:formula="of:=VAR([.E1:.E41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0:47:34.058338521</meta:creation-date>
    <dc:date>2017-02-27T21:52:28.813829805</dc:date>
    <meta:editing-duration>PT49M44S</meta:editing-duration>
    <meta:editing-cycles>1</meta:editing-cycles>
    <meta:document-statistic meta:table-count="1" meta:cell-count="24" meta:object-count="0"/>
    <meta:generator>LibreOffice/4.2.8.2$Linux_X86_64 LibreOffice_project/420m0$Build-2</meta:generator>
  </office:meta>
</office:document-meta>
</file>